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Kapitola 10 <text:s/><text:line-break/>Tisk, exportování, odesílání, podepisování dokumentů</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t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Anglický originál byl vydán v </text:span><text:span text:style-name="T8"><text:date style:data-style-name="N34" text:date-value="2020-02-01T11:39:18.963999850">únoru</text:date></text:span><text:s/><text:date style:data-style-name="N107" text:date-value="2020-02-01T11:39:18.963999850">2020</text:date>. Kniha je určena pro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kvivalent</text:p>
            </table:table-cell>
            <table:table-cell table:style-name="Table5.A1" office:value-type="string">
              <text:p text:style-name="P33">Výsledek</text:p>
            </table:table-cell>
          </table:table-row>
          <table:table-row table:style-name="Table5.1">
            <table:table-cell table:style-name="Table5.A2" office:value-type="string">
              <text:p text:style-name="P32"><text:span text:style-name="Strong_20_Emphasis">Nástroje &gt; Možnosti</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ou se možnosti nastavení</text:p>
            </table:table-cell>
          </table:table-row>
          <table:table-row table:style-name="Table5.1">
            <table:table-cell table:style-name="Table5.A2" office:value-type="string">
              <text:p text:style-name="P32">Klepnutí pravým tlačítkem</text:p>
            </table:table-cell>
            <table:table-cell table:style-name="Table5.A2" office:value-type="string">
              <text:p text:style-name="P32">Control + klepnout a/nebo klep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i s další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 + ⌘ + F5</text:span></text:p>
            </table:table-cell>
            <table:table-cell table:style-name="Table5.A2" office:value-type="string">
              <text:p text:style-name="P32">Otevře s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 + T</text:span></text:p>
            </table:table-cell>
            <table:table-cell table:style-name="Table5.A2" office:value-type="string">
              <text:p text:style-name="P32">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Výběr tiskárny a nastavení možností tisku<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listů/snímků na tisk<text:tab/>8</text:a></text:p>
            <text:p text:style-name="P81"><text:a xlink:type="simple" xlink:href="#__RefHeading___Toc15405_3439127927" text:style-name="Index_20_Link" text:visited-style-name="Index_20_Link">Writer a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Volb</text:a><text:a xlink:type="simple" xlink:href="#__RefHeading___Toc5687_1055930359" text:style-name="Index_20_Link" text:visited-style-name="Index_20_Link">y na záložkách programu</text:a><text:a xlink:type="simple" xlink:href="#__RefHeading___Toc5687_1055930359" text:style-name="Index_20_Link" text:visited-style-name="Index_20_Link"/><text:a xlink:type="simple" xlink:href="#__RefHeading___Toc5687_1055930359" text:style-name="Index_20_Link" text:visited-style-name="Index_20_Link"><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6</text:a></text:p>
            <text:p text:style-name="P81"><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9</text:a></text:p>
            <text:p text:style-name="P81"><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9</text:a></text:p>
            <text:p text:style-name="P81"><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20</text:a></text:p>
            <text:p text:style-name="P81"><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21</text:a></text:p>
            <text:p text:style-name="P81"><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1</text:a></text:p>
            <text:p text:style-name="P79"><text:a xlink:type="simple" xlink:href="#__RefHeading___Toc2896_3370213655" text:style-name="Index_20_Link" text:visited-style-name="Index_20_Link">Export do formátu EPUB (pouze Writer)<text:tab/>22</text:a></text:p>
            <text:p text:style-name="P80"><text:a xlink:type="simple" xlink:href="#__RefHeading___Toc3025_3370213655" text:style-name="Index_20_Link" text:visited-style-name="Index_20_Link">Rychlý export do EPUB<text:tab/>23</text:a></text:p>
            <text:p text:style-name="P80"><text:a xlink:type="simple" xlink:href="#__RefHeading___Toc3027_3370213655" text:style-name="Index_20_Link" text:visited-style-name="Index_20_Link">Ovládání exportu d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Odesílání dokumentů e-mailem<text:tab/>24</text:a></text:p>
            <text:p text:style-name="P80"><text:a xlink:type="simple" xlink:href="#__RefHeading__171745_780470623" text:style-name="Index_20_Link" text:visited-style-name="Index_20_Link">Odesílání dokumentů více příjemcům<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Použití digitálního podpisu<text:tab/>25</text:a></text:p>
            <text:p text:style-name="P80"><text:soft-page-break/><text:a xlink:type="simple" xlink:href="#__RefHeading___Toc2905_327895841" text:style-name="Index_20_Link" text:visited-style-name="Index_20_Link">Vícenásobné podepisování jedním podpisem<text:tab/>27</text:a></text:p>
            <text:p text:style-name="P80"><text:a xlink:type="simple" xlink:href="#__RefHeading___Toc8176_3522957921" text:style-name="Index_20_Link" text:visited-style-name="Index_20_Link">Vkládání podpisového řádku (Writer a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kční úprava (Writer, Calc, a Impress)<text:tab/>28</text:a></text:p>
            <text:p text:style-name="P80"><text:a xlink:type="simple" xlink:href="#__RefHeading___Toc11453_3439127927" text:style-name="Index_20_Link" text:visited-style-name="Index_20_Link">Automatická redakční úprava<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Pokud je na standardní nástrojové liště viditelná ikona </text:span> <text:alphabetical-index-mark text:string-value="tisknout soubor přímo"/><text:span text:style-name="Strong_20_Emphasis">Vytisknout přímo</text:span><text:span text:style-name="T70"/><text:span text:style-name="T21">, </text:span><text:span text:style-name="T22">můžeme na ni klepnout, </text:span><text:span text:style-name="T21"> </text:span>abychom odeslali celý dokument na výchozí tiskárnu. Použije se výchozí nastavení. <text:span text:style-name="T70">Pokud není ikona viditelná, můžeme ji zobrazit klepnutím pravým tlačítkem na nástrojové liště a výběrem  položky </text:span><text:span text:style-name="T22"/><text:span text:style-name="T70"/><text:span text:style-name="Strong_20_Emphasis"><text:span text:style-name="T70">Vytisknout přímo</text:span></text:span><text:span text:style-name="T70"> v nabídce </text:span><text:span text:style-name="Strong_20_Emphasis"><text:span text:style-name="T70">Viditelná tlačítka</text:span></text:span><text:span text:style-name="T70">.</text:span></text:p>
      <text:list xml:id="list113920029886669" text:continue-numbering="true" text:style-name="Heading_20_Note">
        <text:list-item>
          <text:p text:style-name="P100">Poznámka</text:p>
        </text:list-item>
      </text:list>
      <text:p text:style-name="P39"><text:span text:style-name="Strong_20_Emphasis">Vytisknout přímo</text:span> a další možnosti tisku nejsou dostupné při prohlížení tabulky Base.</text:p>
      <text:p text:style-name="P26"><text:span text:style-name="T119">Výchozí tiskárnu můžeme zobrazit v dialogovém okně Nastavení tiskárny, které se </text:span><text:span text:style-name="T54">z</text:span><text:span text:style-name="T53">obrazí</text:span><text:span text:style-name="T119"> pomocí volby </text:span><text:span text:style-name="Strong_20_Emphasis"><text:span text:style-name="T119">Soubor &gt; Nastavení tiskárny</text:span></text:span><text:span text:style-name="T119">. Další možnosti tisku, pokud jsou dostupné, můžeme zobrazit stiskem tlačítka </text:span><text:span text:style-name="T53">Možnosti</text:span><text:span text:style-name="T119"> v dialogovém okně </text:span><text:span text:style-name="Strong_20_Emphasis"><text:span text:style-name="T118"/></text:span><text:span text:style-name="T118"> Nastavení tiskárny.</text:span></text:p>
      <text:h text:style-name="Heading_20_1" text:outline-level="1"><text:bookmark-start text:name="__RefHeading__171723_780470623"/>Ovládání tisku<text:bookmark-end text:name="__RefHeading__171723_780470623"/></text:h>
      <text:p text:style-name="P30">Pro více možností nastavení tisku použijeme dialogové okno Tisk  (<text:span text:style-name="Strong_20_Emphasis">Soubor &gt; Tisk</text:span>, <text:span text:style-name="Emphasis">Ctrl + P</text:span> <text:span text:style-name="T130">(</text:span><text:span text:style-name="Keystroke"><text:span text:style-name="T130">⌘ + P </text:span></text:span><text:span text:style-name="T101">pro</text:span><text:span text:style-name="T130"> macOS)</text:span> <text:span text:style-name="T71">nebo ikona </text:span><text:span text:style-name="Strong_20_Emphasis"><text:span text:style-name="T71">Tisk</text:span></text:span><text:span text:style-name="T71"> na standardní nástrojové liště)</text:span>. <text:span text:style-name="T69">Vzhled dialogového okna Tisk </text:span><text:span text:style-name="T23">j</text:span><text:span text:style-name="T24">e </text:span><text:span text:style-name="T24">rozdílný</text:span><text:span text:style-name="T69"> na </text:span><text:span text:style-name="T23">m</text:span><text:span text:style-name="T24">acOS </text:span><text:span text:style-name="T40">a může zahrnovat další ovládací prvky tiskárny</text:span><text:span text:style-name="T69"/><text:span text:style-name="T40">, které nejsou v této kapitole popsány</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Obrázek <text:sequence text:ref-name="refFigure0" text:name="Figure" text:formula="ooow:Figure+1" style:num-format="1">1</text:sequence>: <text:span text:style-name="T70">Dialogové okno Tisk ve Writeru</text:span></text:p></draw:text-box></draw:frame></text:p>
      <text:p text:style-name="P4">Dialogové okno Tisk má <text:span text:style-name="T25">dvě karty</text:span>, ze kterých můžeme vybrat celou řadu možností, jak je popsáno v následujících částech. <text:span text:style-name="T96">První karta je </text:span><text:span text:style-name="Emphasis"><text:span text:style-name="T96">Obecné</text:span></text:span><text:span text:style-name="T96">; je podobná ve všech programech LibreOffice, ačkoli některé možnosti dostupné v aplikaci Writer nejsou </text:span><text:span text:style-name="T40"/><text:span text:style-name="T55"/><text:span text:style-name="T96">dostupné v jiných programech. Druhá karta je závislá na programu.</text:span></text:p>
      <text:p text:style-name="P4">Jednotlivé součásti LibreOffice mají k dispozici různá nastavení tisku, jak je shrnuto v tabulc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unkc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listů/snímků pro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listů/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Formuláře a sestavy Base jsou vytištěny pomocí dialogového okna Tisk, které je totožné s modulem Writer a poskytují tak možnosti uvedené ve sloupci Writer tabulky <text:sequence-ref text:reference-format="value" text:ref-name="refTable0">1</text:sequence-ref>.</text:p>
      <text:h text:style-name="P91" text:outline-level="2"><text:bookmark-start text:name="__RefHeading__18347_1712854287"/>Nastavení <text:alphabetical-index-mark text:string-value="obecné možnosti" text:key1="tisk"/>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iskárnu z tiskáren, které jsou k dispozici</text:p>
        </text:list-item>
        <text:list-item>
          <text:p text:style-name="P107">Výběr stran k vytištění, počet kopií, které chceme vytisknout, a zda seřadit více kopií (sekce <text:span text:style-name="Emphasis">Rozsah a </text:span><text:span text:style-name="Emphasis"><text:span text:style-name="T73">k</text:span></text:span><text:span text:style-name="Emphasis">opie</text:span>; <text:span text:style-name="T73">viz strana </text:span><text:span text:style-name="T73"><text:bookmark-ref text:reference-format="page" text:ref-name="__RefHeading__74168_1365249792">8</text:bookmark-ref></text:span>)</text:p>
        </text:list-item>
        <text:list-item>
          <text:p text:style-name="P108">Velikost papíru a orientace <text:span text:style-name="T73">(sekce </text:span><text:span text:style-name="Emphasis"><text:span text:style-name="T73">Rozvržení stránky</text:span></text:span><text:span text:style-name="T73">)</text:span></text:p>
        </text:list-item>
        <text:list-item>
          <text:p text:style-name="P109">Kolik stránek má být vytištěno na jeden list papíru a zda chceme vytisknout okraj kolem každé stránky (sekce <text:span text:style-name="Emphasis">Rozvržení stránky</text:span>)</text:p>
        </text:list-item>
        <text:list-item>
          <text:p text:style-name="P108">Zda tisknout příručku (viz strana <text:bookmark-ref text:reference-format="page" text:ref-name="__RefHeading__11351_1712854287">13</text:bookmark-ref>)</text:p>
        </text:list-item>
      </text:list>
      <text:h text:style-name="Heading_20_2" text:outline-level="2"><text:bookmark-start text:name="__RefHeading___Toc5683_1055930359"/>Výběr tiskárny <text:span text:style-name="T82">a nastavení možností tisku</text:span><text:bookmark-end text:name="__RefHeading___Toc5683_1055930359"/></text:h>
      <text:p text:style-name="P12"><text:span text:style-name="T25">Na kartě Obecné v sekci </text:span><text:span text:style-name="Emphasis"><text:span text:style-name="T25">Tiskárna</text:span></text:span><text:span text:style-name="T25"/><text:span text:style-name="T34"> </text:span><text:span text:style-name="Emphasis"><text:span text:style-name="T34"/></text:span><text:span text:style-name="T34"> </text:span><text:span text:style-name="T25"> klepneme na tlačítko </text:span><text:span text:style-name="Strong_20_Emphasis">Vlastnosti</text:span> a zobrazíme dialogové okno s vlastnostmi vybrané tiskárny, kde můžeme vybrat orientaci tisku na výšku nebo na šířku<text:alphabetical-index-mark text:string-value="orientace strany" text:key1="tisk"/>, který zásobník papíru použít a velikost papíru.</text:p>
      <text:p text:style-name="P12"><text:span text:style-name="T34">Ve spodní části dialogového okna Tisk klepneme na tlačítko </text:span><text:span text:style-name="Strong_20_Emphasis"><text:span text:style-name="T82">Další </text:span></text:span><text:span text:style-name="Strong_20_Emphasis">možnosti</text:span> <text:span text:style-name="T34"/><text:span text:style-name="T51"/><text:span text:style-name="T34">a vybereme zda chceme vytvořit oddělené tiskové úlohy pro seřazený výstup místo jedné tiskové úlohy obsahující všechny seřazené stránky (není relevantní, pokud se tiskne pouze jedna kopie dokumentu).</text:span></text:p>
      <text:h text:style-name="Heading_20_2" text:outline-level="2"><text:bookmark-start text:name="__RefHeading___Toc5685_1055930359"/>Tisk <text:alphabetical-index-mark text:string-value="více stran na list" text:key1="tisk"/> více stran na jeden list papíru<text:bookmark-end text:name="__RefHeading___Toc5685_1055930359"/></text:h>
      <text:p text:style-name="Text_20_body">Na jeden list papíru můžeme tisknout více stránek dokumentu. <text:span text:style-name="T83">V</text:span> sekci <text:span text:style-name="Emphasis"><text:span text:style-name="T72">Rozložení </text:span></text:span><text:span text:style-name="Emphasis">stránky</text:span><text:span text:style-name="T82"> na kartě </text:span><text:span text:style-name="Emphasis"><text:span text:style-name="T82">Obecné</text:span></text:span><text:span text:style-name="T82"/> vybereme z rozevíracího seznamu <text:span text:style-name="Strong_20_Emphasis"><text:span text:style-name="T83">Stránek na list</text:span></text:span><text:span text:style-name="T83"> </text:span> počet stránek, které se vytisknou na jeden list <text:span text:style-name="T83">papíru</text:span>. Náhled na levé straně dialogového okna Tisk ukazuje, jak bude vytištěný dokument vypadat. <text:span text:style-name="T120">Tato funkce není dostupná v Math.</text:span></text:p>
      <text:p text:style-name="P16">Pokud tiskneme více než <text:span text:style-name="T130">dvě</text:span> stránky na list, můžeme zvolit pořadí, v jakém jsou vytištěny na papír <text:span text:style-name="T83">(viz obrázek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Pokud chceme v programu Writer na list papíru tisknout „protilehlé strany“ (rozložení knihy), tisk spustíme z okna Náhled před tiskem namísto okna Tisk. Viz strana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Obrázek <text:sequence text:ref-name="refFigure1" text:name="Figure" text:formula="ooow:Figure+1" style:num-format="1">2</text:sequence>: <text:span text:style-name="T83">Volby pořadí tisku</text:span></text:p></draw:text-box></draw:frame></text:p>
      <text:h text:style-name="P91" text:outline-level="2"><text:bookmark-start text:name="__RefHeading__74168_1365249792"/><text:alphabetical-index-mark text:string-value="vybrat, co tisknout" text:key1="tisk"/>Volba stran/listů/snímků na tisk<text:bookmark-end text:name="__RefHeading__74168_1365249792"/></text:h>
      <text:p text:style-name="P18">Kromě tisku celého dokumentu můžeme <text:span text:style-name="T97"> v sekci </text:span><text:span text:style-name="Emphasis"><text:span text:style-name="T97">Rozsah a kopie</text:span></text:span><text:span text:style-name="T97"> na kartě </text:span><text:span text:style-name="Emphasis"><text:span text:style-name="T97">Obecné</text:span></text:span><text:span text:style-name="T97"/> zvolit tisk jednotlivých stran/listů/snímků, jakož i rozsahy stran/listů/snímků nebo výběr z dokumentu. Detaily se v aplikacích Writer, Calc, Draw, Impress <text:span text:style-name="T120">a Math </text:span>mírně liší<text:span text:style-name="T41">, což je popsáno v této kapitole.</text:span></text:p>
      <text:h text:style-name="Heading_20_3" text:outline-level="3"><text:bookmark-start text:name="__RefHeading___Toc15405_3439127927"/>Writer <text:span text:style-name="T120">a Math</text:span><text:bookmark-end text:name="__RefHeading___Toc15405_3439127927"/></text:h>
      <text:p text:style-name="P51">Tisk jedné strany:</text:p>
      <text:list xml:id="list1854689444" text:style-name="Numbering_20_1">
        <text:list-item>
          <text:p text:style-name="P122"><text:span text:style-name="T41">V dialogovém okně</text:span><text:span text:style-name="T83"/> Tisk <text:span text:style-name="T83">v</text:span> sekci <text:span text:style-name="Emphasis">Rozsah a </text:span><text:span text:style-name="Emphasis"><text:span text:style-name="T83">k</text:span></text:span><text:span text:style-name="Emphasis">opie</text:span> zvolíme volbu <text:span text:style-name="Strong_20_Emphasis">Stránky</text:span>. Textové pole <text:span text:style-name="T35">zobrazuje</text:span> aktuální číslo stránky.</text:p>
        </text:list-item>
        <text:list-item>
          <text:p text:style-name="P125">Zadáme číslo strany, kterou chceme vytisknout. Náhled <text:span text:style-name="T83">v levé části </text:span>se změní na zvolenou stranu.</text:p>
        </text:list-item>
      </text:list>
      <text:p text:style-name="P51">Tisk rozsahu stran:</text:p>
      <text:list xml:id="list113920263238089" text:continue-list="list1854689444" text:style-name="Numbering_20_1">
        <text:list-item text:start-value="1">
          <text:p text:style-name="Numbering_20_1"><text:span text:style-name="T41">V dialogovém okně</text:span><text:span text:style-name="T83"/> Tisk <text:span text:style-name="T84">v</text:span> sekci <text:span text:style-name="Emphasis">Rozsah a </text:span><text:span text:style-name="Emphasis"><text:span text:style-name="T84">k</text:span></text:span><text:span text:style-name="Emphasis">opie</text:span> zvolíme volbu <text:span text:style-name="Strong_20_Emphasis">Stránky</text:span>.</text:p>
        </text:list-item>
        <text:list-item>
          <text:p text:style-name="P125">Zadáme <text:span text:style-name="T36">čísla</text:span> stran, které chceme vytisknout (například 1–4 nebo 1,3,7,11).</text:p>
        </text:list-item>
      </text:list>
      <text:p text:style-name="P53">Tisk vybraného textu<text:span text:style-name="T96"> nebo grafiky (pouze Writer)</text:span>:</text:p>
      <text:list xml:id="list113920718157120" text:continue-list="list113920263238089" text:style-name="Numbering_20_1">
        <text:list-item text:start-value="1">
          <text:p text:style-name="Numbering_20_1">V dokumentu vyznačíme materiál na tisk, <text:span text:style-name="T86">poté otevřeme dialogové okno Tisk</text:span>.</text:p>
        </text:list-item>
        <text:list-item>
          <text:p text:style-name="P126"><text:span text:style-name="T132">V</text:span> sekci <text:span text:style-name="Emphasis">Rozsah a </text:span><text:span text:style-name="Emphasis"><text:span text:style-name="T84">k</text:span></text:span><text:span text:style-name="Emphasis">opie</text:span> dialogového okna Tisk je nyní aktivní a vybraná volba <text:span text:style-name="T60"/> <text:span text:style-name="Strong_20_Emphasis">Výběr</text:span> <text:span text:style-name="T60"/><text:span text:style-name="T132"/> a pole s náhledem zobrazuje vybraný materiál. Viz obrázek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Obrázek <text:sequence text:ref-name="refFigure2" text:name="Figure" text:formula="ooow:Figure+1" style:num-format="1">3</text:sequence>: <text:span text:style-name="T85">Tisk vybrané části textu</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Pro tisk můžeme vybrat jednotlivé <text:span text:style-name="T42">listy</text:span>, oblasti <text:span text:style-name="T42">listů</text:span>, nebo výběry <text:span text:style-name="T42">listů</text:span>.</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51">Tisk jednotlivých listů:</text:p>
      <text:list xml:id="list113919095328094" text:continue-list="list113920718157120" text:style-name="Numbering_20_1">
        <text:list-item text:start-value="1">
          <text:p text:style-name="Numbering_20_1">V okně programu Calc klepnutím na záložku vybereme list, který chceme vytisknout.</text:p>
        </text:list-item>
        <text:list-item>
          <text:p text:style-name="Numbering_20_1"><text:span text:style-name="T36">Otevřeme dialogové okno Tisk </text:span><text:span text:style-name="T41">a vybereme</text:span><text:span text:style-name="T37"> kartu </text:span><text:span text:style-name="Emphasis"><text:span text:style-name="T37">Obecné</text:span></text:span><text:span text:style-name="T37"/><text:span text:style-name="T36">.</text:span></text:p>
        </text:list-item>
        <text:list-item>
          <text:p text:style-name="Numbering_20_1">V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epneme  na záložky dalších listů.</text:p>
        </text:list-item>
        <text:list-item>
          <text:p text:style-name="P127">Když jsou vybrány všechny požadované listy, uvolníme klávesu <text:span text:style-name="Keystroke">Ctrl</text:span>.</text:p>
        </text:list-item>
      </text:list>
      <text:list xml:id="list113919883284641" text:continue-list="list113919166307976" text:style-name="Numbering_20_1">
        <text:list-item>
          <text:p text:style-name="Numbering_20_1">Otevřeme dialogové okno Tisk <text:span text:style-name="T97">a vybereme</text:span> kartu <text:span text:style-name="Emphasis">Obecné</text:span>.</text:p>
        </text:list-item>
        <text:list-item>
          <text:p text:style-name="P117"><text:span text:style-name="T15">V</text:span>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Což nemusí být to, co chceme.</text:p>
      <text:p text:style-name="P52">Tisk výběru buněk:</text:p>
      <text:list xml:id="list113919134217479" text:continue-list="list113919883284641" text:style-name="Numbering_20_1">
        <text:list-item text:start-value="1">
          <text:p text:style-name="Numbering_20_1">V dokumentu vybereme buňky, které chceme vytisknout.</text:p>
        </text:list-item>
        <text:list-item>
          <text:p text:style-name="Numbering_20_1"><text:span text:style-name="T37">Otevřeme dialogové okno Tisk </text:span><text:span text:style-name="T41">a vybereme</text:span><text:span text:style-name="T37"> kartu</text:span> <text:span text:style-name="Emphasis"><text:span text:style-name="T37">Obecné</text:span></text:span><text:span text:style-name="T37"/>.</text:p>
        </text:list-item>
        <text:list-item>
          <text:p text:style-name="Numbering_20_1">V sekci <text:span text:style-name="Emphasis">Rozsah a </text:span><text:span text:style-name="Emphasis"><text:span text:style-name="T86">k</text:span></text:span><text:span text:style-name="Emphasis">opie</text:span> <text:span text:style-name="T55">v</text:span><text:span text:style-name="T37">ybereme</text:span> <text:span text:style-name="Strong_20_Emphasis"><text:span text:style-name="T87">Vytisknout</text:span></text:span><text:span text:style-name="Strong_20_Emphasis"> vybrané </text:span><text:span text:style-name="Strong_20_Emphasis"><text:span text:style-name="T86">b</text:span></text:span><text:span text:style-name="Strong_20_Emphasis">uňky</text:span> z rozevíracího seznamu <text:span text:style-name="Emphasis">Od které</text:spa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Pro tisk můžeme vybrat jednotlivé snímky, rozsahy snímků nebo výběry snímků.</text:p>
      <text:p text:style-name="P19"><text:span text:style-name="T90">T</text:span>isk jednotlivého snímku <text:span text:style-name="T98">nebo rozsahu snímku</text:span> <text:span text:style-name="T98">provedeme následovně:</text:span></text:p>
      <text:list xml:id="list113920884275481" text:continue-list="list325630873" text:style-name="List_20_1">
        <text:list-item>
          <text:p text:style-name="P110"><text:span text:style-name="T98">V dialogovém okně Tisk v</text:span>ybereme volbu <text:span text:style-name="Strong_20_Emphasis">Snímky</text:span> <text:span text:style-name="T90">v sekci </text:span><text:span text:style-name="Emphasis"><text:span text:style-name="T90">Rozsah a kopie</text:span></text:span><text:span text:style-name="T90"> (obrázek </text:span><text:span text:style-name="T90"><text:sequence-ref text:reference-format="value" text:ref-name="refFigure4">5</text:sequence-ref></text:span><text:span text:style-name="T90">) a poté z</text:span>adáme čísl<text:span text:style-name="T98">a</text:span> snímků<text:span text:style-name="T98"/>, které chceme vytisknout (například 1-4 nebo 1,3,7,11).</text:p>
        </text:list-item>
        <text:list-item>
          <text:p text:style-name="P111"><text:soft-page-break/>Nejprve vybereme snímky a poté otevřeme dialogové okno Tisk, které v poli zobrazí čísla snímků. Více informací o výběru snímků se nachází v kapitole 6 - Začínáme s Impres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51"><text:span text:style-name="T90">Chceme-li t</text:span>isknout výběr ze snímku nebo výběr z více snímků:</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tevřeme dialogové okno Tisk</text:span>.</text:p>
        </text:list-item>
        <text:list-item>
          <text:p text:style-name="P122"><text:span text:style-name="T42">V sekci</text:span> <text:span text:style-name="Strong_20_Emphasis">Rozsah a kopie</text:span> zvolíme volbu <text:span text:style-name="Emphasis">Výběr</text:span><text:span text:style-name="Emphasis"><text:span text:style-name="T90"/></text:span><text:span text:style-name="Emphasis"/>.</text:p>
        </text:list-item>
      </text:list>
      <text:p text:style-name="P17">Můžeme také zvolit tisk pouze sudých snímků nebo pouze lichých snímků.</text:p>
      <text:h text:style-name="P92" text:outline-level="2"><text:bookmark-start text:name="__RefHeading___Toc5687_1055930359"/><text:span text:style-name="T78">Volb</text:span><text:span text:style-name="T98">y na záložkách programu</text:span><text:span text:style-name="T78"/><text:span text:style-name="T73"/><text:bookmark-end text:name="__RefHeading___Toc5687_1055930359"/></text:h>
      <text:p text:style-name="P20">Volby na záložce <text:span text:style-name="Emphasis">LibreOffice [program]</text:span> se liší dle programu.</text:p>
      <text:h text:style-name="Heading_20_3" text:outline-level="3"><text:bookmark-start text:name="__RefHeading___Toc15407_3439127927"/>Writer<text:bookmark-end text:name="__RefHeading___Toc15407_3439127927"/></text:h>
      <text:p text:style-name="P28"><text:span text:style-name="T56">N</text:span><text:span text:style-name="T55">a kartě </text:span><text:span text:style-name="T120"> </text:span><text:span text:style-name="Emphasis"><text:span text:style-name="T120">LibreOffice Writer</text:span></text:span><text:span text:style-name="T120"> (obrázek </text:span><text:span text:style-name="T120"><text:sequence-ref text:reference-format="value" text:ref-name="refFigure5">6</text:sequence-ref></text:span><text:span text:style-name="T120">) si můžeme vybrat, zda chceme tisknout podmnožinu obsahu (například obrázky nebo skrytý text), tisknout text v černé barvě (i když je pro text definována barva), zda se mají tisknout automaticky vložené prázdné stránky a zda a kde tisknout komentáře, které jsou v dokumentu (obrázek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Obrázek <text:sequence text:ref-name="refFigure5" text:name="Figure" text:formula="ooow:Figure+1" style:num-format="1">6</text:sequence>: <text:span text:style-name="T99">Karta LibreOffice Writer </text:span><text:span text:style-name="T100"/><text:span text:style-name="T99"> v dialogovém okně Tisk</text:span></text:p></draw:text-box></draw:frame></text:p>
      <text:p text:style-name="P13">Některé volby nemusí být vždy k dispozici. Například pokud dokument neobsahuje žádné komentáře, rozevírací seznam <text:span text:style-name="Emphasis">Komentáře</text:span> není aktivní.</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Heading_20_3" text:outline-level="3"><text:bookmark-start text:name="__RefHeading___Toc15409_3439127927"/>Calc<text:bookmark-end text:name="__RefHeading___Toc15409_3439127927"/></text:h>
      <text:p text:style-name="P21">Jediná volba na kartě <text:span text:style-name="Emphasis">LibreOffice Calc</text:span> je zda potlačit tisk prázdných listů.</text:p>
      <text:h text:style-name="Heading_20_3" text:outline-level="3"><text:bookmark-start text:name="__RefHeading__8525_1712854287"/>Impress<text:bookmark-end text:name="__RefHeading__8525_1712854287"/></text:h>
      <text:p text:style-name="P22">Na kartě<text:span text:style-name="T102"> </text:span><text:span text:style-name="Emphasis"><text:span text:style-name="T102">LibreOffice Impress</text:span></text:span><text:span text:style-name="T102"> (obrázek </text:span><text:span text:style-name="T102"><text:sequence-ref text:reference-format="value" text:ref-name="refFigure7">8</text:sequence-ref></text:span><text:span text:style-name="T102">) můžeme zvolit tisk snímků, podkladů, poznámek nebo osnovy. Více informací o těchto funkcích se nachází v kapitole 6 - Začínáme s Impress</text:span><text:span text:style-name="T43"/><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Obrázek <text:sequence text:ref-name="refFigure7" text:name="Figure" text:formula="ooow:Figure+1" style:num-format="1">8</text:sequence>: <text:span text:style-name="T99">Karta LibreOffice Impress v dialogovém okně Tisk</text:span></text:p></draw:text-box></draw:frame></text:p>
      <text:p text:style-name="P4"><text:span text:style-name="Strong_20_Emphasis">Podklady</text:span>: na stranu můžeme vytisknout jednu až devět snímků ve zmenšené velikosti. Snímky lze tisknout horizontálně (orientace na šířku) nebo svisle (orientace na výšku).</text:p>
      <text:p text:style-name="P4"><text:span text:style-name="Strong_20_Emphasis">Poznámky</text:span>: na stranu vytiskneme jeden snímek s poznámkami, zadanými pro snímek v náhledu Poznámky.</text:p>
      <text:p text:style-name="P4"><text:span text:style-name="Strong_20_Emphasis">Osnova</text:span>: vytiskne název a nadpisy jednotlivých snímků ve formátu osnovy.</text:p>
      <text:p text:style-name="P51">Tisk <text:span text:style-name="T116">snímků, </text:span>podkladů, poznámek nebo osnovy:</text:p>
      <text:list xml:id="list113919155136127" text:continue-list="list113919636824679" text:style-name="Numbering_20_1">
        <text:list-item text:start-value="1">
          <text:p text:style-name="P122">V sekci <text:span text:style-name="Emphasis"><text:span text:style-name="T43">Typ</text:span></text:span> vybereme požadovanou volbu <text:span text:style-name="T102">(viz obrázek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 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Obrázek <text:sequence text:ref-name="refFigure8" text:name="Figure" text:formula="ooow:Figure+1" style:num-format="1">9</text:sequence>: Podklady</text:p></draw:text-box></draw:frame></text:p>
      <text:h text:style-name="Heading_20_3" text:outline-level="3"><text:bookmark-start text:name="__RefHeading___Toc15411_3439127927"/>Draw<text:bookmark-end text:name="__RefHeading___Toc15411_3439127927"/></text:h>
      <text:p text:style-name="P23"><text:span text:style-name="T102">Na kartě </text:span><text:span text:style-name="Emphasis"><text:span text:style-name="T102">LibreOffice </text:span></text:span><text:span text:style-name="Emphasis"><text:span text:style-name="T44">Draw</text:span></text:span><text:span text:style-name="T102"> (obrázek </text:span><text:span text:style-name="T102"><text:sequence-ref text:reference-format="value" text:ref-name="refFigure9">10</text:sequence-ref></text:span><text:span text:style-name="T102">) můžeme zvolit </text:span><text:span text:style-name="T44">zde zobrazené možnosti tisku.</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Obrázek <text:sequence text:ref-name="refFigure9" text:name="Figure" text:formula="ooow:Figure+1" style:num-format="1">10</text:sequence>: <text:span text:style-name="T103">Karta LibreOffice Draw v dialogovém okně Tisk</text:span></text:p></draw:text-box></draw:frame></text:p>
      <text:h text:style-name="Heading_20_3" text:outline-level="3"><text:bookmark-start text:name="__RefHeading___Toc8301_3548053924"/>Math<text:bookmark-end text:name="__RefHeading___Toc8301_3548053924"/></text:h>
      <text:p text:style-name="P27">Na kartě <text:span text:style-name="Emphasis">LibreOffice Math</text:span> (obrázek <text:sequence-ref text:reference-format="value" text:ref-name="refFigure10">11</text:sequence-ref>) můžeme zvolit zde zobrazené možnosti tisku.</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Obrázek <text:sequence text:ref-name="refFigure10" text:name="Figure" text:formula="ooow:Figure+1" style:num-format="1">11</text:sequence><text:s/>- <text:span text:style-name="T120">Karta LibreOffice Math v dialogovém okně Tisk</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13920253419795" text:continue-list="list2402121435" text:style-name="Heading_20_Tip">
        <text:list-item>
          <text:p text:style-name="P102">Tip</text:p>
        </text:list-item>
      </text:list>
      <text:p text:style-name="P41">Dokument naplánujeme tak, aby vypadal dobře při tisku s poloviční velikostí, tj. zvolíme vhodné okraje, velikost písma, atd. Možná budeme muset experimentovat.</text:p>
      <text:p text:style-name="P51">Pokud chceme příručku vytisknout na tiskárně s jednostranným tiskem <text:span text:style-name="T104"/>:</text:p>
      <text:list xml:id="list113919695510498" text:continue-list="list113919155136127" text:style-name="Numbering_20_1">
        <text:list-item text:start-value="1">
          <text:p text:style-name="P122">Ve spodní části karty  <text:span text:style-name="Strong_20_Emphasis">Obecné</text:span> v dialogovém okně Tisk <text:span text:style-name="T103"> vybereme volbu </text:span><text:span text:style-name="Emphasis"><text:span text:style-name="T103">Příručka</text:span></text:span><text:span text:style-name="T103"/>. <text:span text:style-name="T104">Náhled vlevo se změní, aby zobrazoval </text:span><text:span text:style-name="T45">pořadí, ve kterém</text:span><text:span text:style-name="T104"> budou stránky vytištěny. (viz obrázek </text:span><text:span text:style-name="T104"><text:sequence-ref text:reference-format="value" text:ref-name="refFigure11">12</text:sequence-ref></text:span><text:span text:style-name="T104">.)</text:span></text:p>
        </text:list-item>
        <text:list-item>
          <text:p text:style-name="P123">V závislosti na nastavení jazyka (<text:span text:style-name="Strong_20_Emphasis">Nástroje &gt; Možnosti &gt; Jazyková nastavení &gt; Jazyky</text:span>) může varianta dialogového okna ve Writeru obsahovat rozevírací seznam vedle tlačítka <text:span text:style-name="Strong_20_Emphasis">Příručka</text:span> (není zobrazeno na<text:span text:style-name="T104"> obrázku </text:span><text:span text:style-name="T104"><text:sequence-ref text:reference-format="value" text:ref-name="refFigure11">12</text:sequence-ref></text:span>)<text:span text:style-name="T104">.</text:span> Nabízí volby <text:span text:style-name="Emphasis">Psaní zleva doprava</text:span> a <text:span text:style-name="Emphasis">Psaní zprava doleva</text:span>. Vybereme požadované nastavení <text:span text:style-name="T15">v této nabídce.</text:span></text:p>
        </text:list-item>
        <text:list-item>
          <text:p text:style-name="P122">V sekci <text:span text:style-name="Emphasis"><text:span text:style-name="T45">Rozsah a kopie</text:span></text:span> vybereme <text:span text:style-name="Strong_20_Emphasis"><text:span text:style-name="T88">sudé</text:span></text:span><text:span text:style-name="Strong_20_Emphasis"> stránky</text:span>. Tisk spustíme klepnutím na <text:span text:style-name="Strong_20_Emphasis">OK</text:span> <text:span text:style-name="T105"/>.</text:p>
        </text:list-item>
        <text:list-item>
          <text:p text:style-name="P122">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20">V dialogovém okně Tisk v sekci <text:span text:style-name="Emphasis"><text:span text:style-name="T45">Rozsah a kopie</text:span></text:span> zvolíme <text:span text:style-name="Strong_20_Emphasis"><text:span text:style-name="T89">Liché</text:span></text:span><text:span text:style-name="Strong_20_Emphasis"> stránky</text:span>. Klepneme na <text:span text:style-name="Strong_20_Emphasis">OK</text:span>.</text:p>
        </text:list-item>
      </text:list>
      <text:list xml:id="list113919289278746" text:continue-list="list113920253419795" text:style-name="Heading_20_Tip">
        <text:list-item>
          <text:p text:style-name="Heading_20_Tip">Tip</text:p>
        </text:list-item>
      </text:list>
      <text:p text:style-name="P36">Pokud tiskárna dokáže tisknout oboustranně <text:span text:style-name="T105">(duplex) </text:span>automaticky, zvolíme <text:span text:style-name="Strong_20_Emphasis">Všechny strany</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Obrázek <text:sequence text:ref-name="refFigure11" text:name="Figure" text:formula="ooow:Figure+1" style:num-format="1">12</text:sequence>: <text:span text:style-name="T106">Nastavení pro tisk brožury na tiskárně s jednostranným tiskem</text:span></text:p></draw:text-box></draw:frame></text:p>
      <text:h text:style-name="P9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51">Více informací se nachází v kapitole 1<text:span text:style-name="T105">4</text:span> - Používání hromadné korespondence v příručce <text:span text:style-name="Emphasis">Writer Guide</text:span>.</text:p>
      <text:h text:style-name="Heading_20_1" text:outline-level="1"><text:bookmark-start text:name="__RefHeading__18351_1712854287"/>Náhled stran/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13919211200717" text:continue-list="list113920884275481" text:style-name="List_20_1">
        <text:list-item>
          <text:p text:style-name="P107"><text:span text:style-name="Strong_20_Emphasis">Náhled rozložení</text:span> (editovatelný náhled): použijeme tlačítko <text:span text:style-name="Strong_20_Emphasis">Zobrazení jako kniha</text:span> na stavovém řádku.</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Náhled tisku</text:span> (náhled pouze pro čtení).</text:p>
        </text:list-item>
      </text:list>
      <text:p text:style-name="P55">Pokud chceme použít Náhled tisku:</text:p>
      <text:list xml:id="list1693431524"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 O</text:span></text:span><text:span text:style-name="T130"> pro macOS</text:span><text:span text:style-name="Keystroke"><text:span text:style-name="T130">)</text:span></text:span>.<text:line-break/><text:line-break/>Writer nyní namísto nástrojové lišty Formátování zobrazuje lištu Náhled tisku.</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Obrázek <text:sequence text:ref-name="refFigure12" text:name="Figure" text:formula="ooow:Figure+1" style:num-format="1">13</text:sequence>: Nástrojová lišta Náhled tisku (Writer)</text:p></draw:text-box></draw:frame></text:p>
      <text:list xml:id="list113920215916257" text:continue-numbering="true" text:style-name="Numbering_20_1">
        <text:list-item>
          <text:p text:style-name="P122">Klepneme na ikonu požadovaného náhledu: <text:span text:style-name="Strong_20_Emphasis"><text:span text:style-name="T115">Jednostránkové zobrazení</text:span></text:span><text:span text:style-name="T115">, </text:span><text:span text:style-name="Strong_20_Emphasis">dvoustránkové zobrazení</text:span>, <text:span text:style-name="Strong_20_Emphasis">vícestránkové zobrazení</text:span> nebo <text:alphabetical-index-mark text:string-value="náhled knihy"/><text:span text:style-name="Strong_20_Emphasis">náhled knihy</text:span>.</text:p>
        </text:list-item>
        <text:list-item>
          <text:p text:style-name="P122">Pokud chceme z tohoto náhledu dokument vytisknout, klepneme na ikonu <text:span text:style-name="Strong_20_Emphasis">Tisk</text:span>, čímž otevřeme dialogové okno Tisk. Zvolíme požadované možnosti tisku a potom klepneme na tlačítko <text:span text:style-name="Strong_20_Emphasis">OK </text:span><text:span text:style-name="T130">nebo</text:span><text:span text:style-name="Strong_20_Emphasis"><text:span text:style-name="T130"> Tisk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O pro macOS)</text:span></text:span>.<text:line-break/><text:line-break/>Calc nyní namísto nástrojové lišty Formátování zobrazuje panel Náhled strany.</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13920102670691" text:continue-numbering="true" text:style-name="Numbering_20_1">
        <text:list-item>
          <text:p text:style-name="P118">Pokud chceme z tohoto náhledu dokument vytisknout, klepneme na ikonu <text:span text:style-name="Strong_20_Emphasis">Tisk</text:span>, čímž otevřeme dialogové okno Tisk.</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Dokument ve formátu PDF není ve výchozím nastavení chráněn před neoprávněným zásahem nebo úpravou obsahu. Obsah dokumentu PDF lze upravovat pomocí speciálních softwarových nástrojů včetně LibreOffice Draw.</text:p>
      <text:p text:style-name="P4">Postup a příslušná dialogová okna jsou pro programy Writer, Calc, Impress a Draw stejná, s několika drobnými rozdíly, které jsou uvedeny v této kapitole.</text:p>
      <text:list xml:id="list113920698080797" text:continue-list="list113919289278746" text:style-name="Heading_20_Tip">
        <text:list-item>
          <text:p text:style-name="Heading_20_Tip"><text:soft-page-break/>Tip</text:p>
        </text:list-item>
      </text:list>
      <text:p text:style-name="P36">Na rozdíl od příkazu Uložit jako příkaz Exportovat ukládá kopii aktuálního dokumentu do nového souboru vybraného formátu, ale zanechá aktuální dokument včetně formátu otevřený.</text:p>
      <text:h text:style-name="P91" text:outline-level="2"><text:bookmark-start text:name="__RefHeading__171727_780470623"/>Rychlý export do PDF<text:bookmark-end text:name="__RefHeading__171727_780470623"/></text:h>
      <text:p text:style-name="P4">Chceme-li exportovat celý dokument pomocí nastavení PDF, které jsme naposledy vybrali v dialogu Možnosti PDF (viz níže), klepneme na ikonu <text:alphabetical-index-mark text:string-value="exportovat přímo jako PDF"/><text:span text:style-name="Strong_20_Emphasis">Přímý export do PDF</text:span> <text:span text:style-name="T121">na standardní nástrojové liště</text:span>. <text:span text:style-name="T121">Ve Writeru, Impressu a Draw můžeme také použít </text:span><text:span text:style-name="Strong_20_Emphasis"><text:span text:style-name="T121">Soubor &gt; Exportovat jako &gt; Přímý export do PDF</text:span></text:span><text:span text:style-name="T121">. </text:span>Budeme vyzváni k zadání názvu souboru PDF a jeho umístění, nebudeme však moci zvolit rozsah stránek, kompresi obrázků ani jiné možnosti.</text:p>
      <text:h text:style-name="P91" text:outline-level="2"><text:bookmark-start text:name="__RefHeading__171729_780470623"/>Nastavení obsahu a kvality PDF<text:bookmark-end text:name="__RefHeading__171729_780470623"/></text:h>
      <text:p text:style-name="P4">Pokud chceme vlastnosti exportovaného PDF dokumentu ovlivnit, zvolíme <text:span text:style-name="Strong_20_Emphasis">Soubor &gt; </text:span><text:span text:style-name="Strong_20_Emphasis"><text:span text:style-name="T76">Exportovat jako &gt; </text:span></text:span><text:span text:style-name="Strong_20_Emphasis">Exportovat do PDF</text:span> <text:span text:style-name="T122">(Writer, Impress a Draw) nebo </text:span><text:span text:style-name="Strong_20_Emphasis"><text:span text:style-name="T122">Soubor &gt; Exportovat do PDF</text:span></text:span><text:span text:style-name="T122"> (Calc a Math)</text:span>. Tím se otevře dialogové okno Možnosti PDF. Dialogové okno má šest <text:span text:style-name="T29">karet</text:span>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poté klepneme na <text:span text:style-name="Strong_20_Emphasis">Exportovat</text:span>. Potom zadáme umístění a název výstupního PDF souboru a klepneme na tlačítko <text:span text:style-name="Strong_20_Emphasis">Uložit</text:span> <text:span text:style-name="T130">nebo </text:span><text:span text:style-name="Strong_20_Emphasis"><text:span text:style-name="T130">Exportovat</text:span></text:span><text:span text:style-name="T130"> (macOS) </text:span>.</text:p>
      <text:list xml:id="list113920385519534" text:continue-list="list113920029886669" text:style-name="Heading_20_Note">
        <text:list-item>
          <text:p text:style-name="Heading_20_Note">Poznámka</text:p>
        </text:list-item>
      </text:list>
      <text:p text:style-name="P36"><text:span text:style-name="T76">Dialogové okno Možnosti PDF </text:span><text:span text:style-name="T27">můžeme také otevřít</text:span><text:span text:style-name="T76"> z nabídky </text:span><text:span text:style-name="Strong_20_Emphasis"><text:span text:style-name="T7">Soubor &gt; <text:s/>Exportovat </text:span></text:span><text:span text:style-name="T122">(nelze v Math)</text:span>. <text:span text:style-name="T27">V</text:span> dialogovém okně Exportovat <text:span text:style-name="T76">z</text:span>volíme <text:span text:style-name="T76">souborový formát </text:span>PDF<text:span text:style-name="T27"/><text:span text:style-name="T76"/>, <text:span text:style-name="T76"> </text:span>název souboru a umístění a klepneme na <text:span text:style-name="Strong_20_Emphasis"><text:span text:style-name="T123">Uložit </text:span></text:span>nebo<text:span text:style-name="Strong_20_Emphasis"><text:span text:style-name="T126"> Exportovat </text:span></text:span>(macOS). <text:span text:style-name="T27">Vybereme příslušná nastavení a poté </text:span> <text:span text:style-name="T76">k</text:span>lepneme na <text:span text:style-name="Strong_20_Emphasis">Exportovat</text:span>.</text:p>
      <text:h text:style-name="P96" text:outline-level="3"><text:bookmark-start text:name="__RefHeading__171731_780470623"/>Karta Obecné <text:span text:style-name="T77"/> <text:alphabetical-index-mark text:string-value="Dialogové okno Možnosti PDF"/>v dialogovém okně Možnosti PDF<text:bookmark-end text:name="__RefHeading__171731_780470623"/></text:h>
      <text:p text:style-name="P29">Na kartě <text:span text:style-name="Emphasis">Obecné</text:span> <text:span text:style-name="T29"/> (obrázek <text:sequence-ref text:reference-format="value" text:ref-name="refFigure14">15</text:sequence-ref>) můžeme zvolit, které strany mají být zahrnuty do souboru PDF, který typ komprese se má použít v případě obrázků (což má vliv na kvalitu obrázků ve formátu PDF) a další možnosti. Obrázek <text:sequence-ref text:reference-format="value" text:ref-name="refFigure14">15</text:sequence-ref><text:s/><text:span text:style-name="T122">zobrazuje variantu karty </text:span><text:span text:style-name="Emphasis"><text:span text:style-name="T122">Obecné</text:span></text:span><text:span text:style-name="T122"> </text:span><text:span text:style-name="T29">ve Writeru – </text:span><text:span text:style-name="T57">odpovídající karty pro ostatní programy LibreOffice se od tohoto obrázku mírně liší.</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Obrázek <text:sequence text:ref-name="refFigure14" text:name="Figure" text:formula="ooow:Figure+1" style:num-format="1">15</text:sequence>: Karta Obecné v dialogovém okně Možnosti PDF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Vše:</text:span> Do formátu PDF se exportuje celý dokument.</text:p>
        </text:list-item>
        <text:list-item>
          <text:p text:style-name="P107"><text:span text:style-name="Strong_20_Emphasis">Stránk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105"><text:span text:style-name="Strong_20_Emphasis">Výběr:</text:span> Do souboru se exportuje veškerý vybraný materiál.</text:p>
        </text:list-item>
        <text:list-item>
          <text:p text:style-name="P112"><text:span text:style-name="Strong_20_Emphasis">Zobrazit PDF po dokončení exportu:</text:span> Otevře se výchozí PDF prohlížeč a zobrazí PDF po dokončení exportu.</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Bezztrátová komprese:</text:span><text:span text:style-name="T6"> <text:s/>Obrázky jsou uloženy, aniž by došlo ke ztrátě kvality. Pokud se v souboru nacházejí fotografie, tato možnost může vést k velkým souborům. </text:span> Doporučuje se pro jiné druhy obrázků nebo grafiku.</text:p>
        </text:list-item>
        <text:list-item>
          <text:p text:style-name="P107"><text:span text:style-name="Strong_20_Emphasis">Komprese JPEG:</text:span> Umožňuje určení různých stupňů kvality komprimovaných obrázků. Nastavení 90% je vhodné pro fotografie (malá velikost souboru, nepatrná ztráta kvality).</text:p>
        </text:list-item>
        <text:list-item>
          <text:p text:style-name="P107"><text:span text:style-name="Strong_20_Emphasis">Zmenš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Podepsat </text:span><text:span text:style-name="Strong_20_Emphasis"><text:span text:style-name="T117">v</text:span></text:span><text:span text:style-name="Strong_20_Emphasis">odoznakem:</text:span> Když je tato volba zaškrtnuta, každá strana PDF souboru se překryje průhledným vodoznakem s textem, který <text:span text:style-name="T46">zadáme</text:span> do pole Text.</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ní PDF (vložit soubor ODF):</text:span> Tuto možnost zvolíme, pokud chceme, aby exportovaný PDF dokument obsahoval dva formáty: PDF a ODF. Takový soubor se v PDF prohlížečích otevře stejně jako běžný soubor PDF, v LibreOffice však bude plně editovatelný.</text:p>
        </text:list-item>
        <text:list-item>
          <text:p text:style-name="P104"><text:span text:style-name="Strong_20_Emphasis">Archivní </text:span><text:alphabetical-index-mark text:string-value="PDF/A-1a"/><text:span text:style-name="Strong_20_Emphasis"><text:span text:style-name="Strong_20_Emphasis"><text:span text:style-name="T122">(</text:span></text:span></text:span><text:span text:style-name="Strong_20_Emphasis">PDF/A, ISO 19005):</text:span> PDF/A je ISO standard pro dlouhodobé uchovávání dokumentů. Do dokumentu se vloží veškeré informace potřebné pro jeho věrnou reprodukci (například písma) a současně se zakážou některé prvky (včetně formulářů, zabezpečení a šifrování). Zapíší se i PDF značky. Pokud zaškrtneme  PDF/A, některé volby budou neaktivní (zobrazí se šedě). <text:span text:style-name="T122">Volba </text:span><text:span text:style-name="Strong_20_Emphasis"><text:span text:style-name="T122">PDF/A-1b</text:span></text:span><text:span text:style-name="T122"> odkazuje na minimální úroveň souladu s </text:span><text:span text:style-name="T57">P</text:span><text:span text:style-name="T58">DF/A-1, zatímco </text:span><text:span text:style-name="T122"/><text:span text:style-name="Strong_20_Emphasis"><text:span text:style-name="T122">PDF/A-2b</text:span></text:span><text:span text:style-name="T122"> volba odkazuje na minimální úroveň souladu s </text:span><text:span text:style-name="T57">P</text:span><text:span text:style-name="T58">DF/A-2</text:span><text:span text:style-name="T122">.</text:span></text:p>
        </text:list-item>
        <text:list-item>
          <text:p text:style-name="P107"><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972764698872" text:key1="PDF"/> FDF <text:alphabetical-index-mark-end text:id="IMark1972764698872"/> (pošle ovládací obsah), HTML a XML. Nejčastěji vybíráme formát PDF.</text:p>
          <text:p text:style-name="P113"><text:span text:style-name="Strong_20_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49">Sekce struktura</text:p>
      <text:list xml:id="list113920214276933" text:continue-numbering="true" text:style-name="List_20_1">
        <text:list-item>
          <text:p text:style-name="P107"><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114"><text:span text:style-name="Strong_20_Emphasis"><text:span text:style-name="T108">Exportovat zástupné znaky:</text:span></text:span><text:span text:style-name="T108"> PDF bude </text:span><text:span text:style-name="T50">obsahovat všechna definovaná</text:span><text:span text:style-name="T113"> zástupná pole, která mohou uživatelé vyplnit. Tato volba je dostupná pouze ve Writeru.</text:span></text:p>
        </text:list-item>
        <text:list-item>
          <text:p text:style-name="P107"><text:span text:style-name="Strong_20_Emphasis"><text:span text:style-name="T127">K</text:span></text:span><text:span text:style-name="Strong_20_Emphasis">omentáře </text:span><text:span text:style-name="Strong_20_Emphasis"><text:span text:style-name="T108">jako poznámky PDF</text:span></text:span><text:span text:style-name="Strong_20_Emphasis">:</text:span> Je možné, že toto není to, co chceme!</text:p>
        </text:list-item>
        <text:list-item>
          <text:p text:style-name="P107"><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106"><text:span text:style-name="Strong_20_Emphasis">Použít </text:span><text:span text:style-name="Strong_20_Emphasis"><text:span text:style-name="T117">o</text:span></text:span><text:span text:style-name="Strong_20_Emphasis">dkazy XObject:</text:span> Pokud nevíte, co to znamená, nechte toto pole nezaškrtnuté.</text:p>
        </text:list-item>
      </text:list>
      <text:h text:style-name="P96" text:outline-level="3"><text:bookmark-start text:name="__RefHeading__171733_780470623"/><text:soft-page-break/>Karta Výchozí zobrazení <text:span text:style-name="T77"/> v dialogovém okně Možnosti PDF<text:bookmark-end text:name="__RefHeading__171733_780470623"/></text:h>
      <text:p text:style-name="P76">Na kartě <text:alphabetical-index-mark text:string-value="Výběr výchozího zobrazení" text:key1="PDF"/><text:span text:style-name="Emphasis">Výchozí zobrazení</text:span> <text:span text:style-name="T29"/> (obrázek <text:sequence-ref text:reference-format="value" text:ref-name="refFigure15">16</text:sequence-ref>) můžeme zvolit, jak se v prohlížeči PDF souborů dokument otevře. Volby by měly být samovysvětlující.</text:p>
      <text:p text:style-name="P77">Pokud je povoleno komplexní rozložení textu (v <text:span text:style-name="Strong_20_Emphasis">Nástroje &gt; Možnosti &gt; Jazyková </text:span><text:span text:style-name="Strong_20_Emphasis"><text:span text:style-name="T76">n</text:span></text:span><text:span text:style-name="Strong_20_Emphasis">astavení &gt; Jazyky</text:span>), pod položkou <text:span text:style-name="T127"/><text:span text:style-name="Strong_20_Emphasis">Souvislé po dvou</text:span> <text:span text:style-name="T127"/> je k dispozici další volba: <text:span text:style-name="Strong_20_Emphasis">První stránka je levá</text:span> (obvykle je při nastavení  <text:span text:style-name="Strong_20_Emphasis">Souvislé po dvou</text:span> první strana na pravé straně).</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Obrázek <text:sequence text:ref-name="refFigure15" text:name="Figure" text:formula="ooow:Figure+1" style:num-format="1">16</text:sequence>: <text:span text:style-name="T91">Karta Uživatelské rozhraní v dialogovém okně Možnosti PDF</text:span></text:p></draw:text-box></draw:frame></text:p>
      <text:h text:style-name="P97" text:outline-level="3"><text:bookmark-start text:name="__RefHeading__4236_1385231065"/>Karta Uživatelské rozhraní <text:span text:style-name="T77"/> v dialogovém okně Možnosti PDF<text:bookmark-end text:name="__RefHeading__4236_1385231065"/></text:h>
      <text:p text:style-name="P74">Na kartě <text:alphabetical-index-mark text:string-value="možnosti uživatelského rozhraní" text:key1="PDF"/><text:span text:style-name="Emphasis">Uživatelské rozhraní</text:span> <text:span text:style-name="T29"/> <text:span text:style-name="T12">(obrázek </text:span><text:span text:style-name="T12"><text:sequence-ref text:reference-format="value" text:ref-name="refFigure16">17</text:sequence-ref></text:span><text:span text:style-name="T12">)</text:span> můžeme zvolit další nastavení, které ovlivní, jak PDF prohlížeč dokument zobrazí. Některé z těchto možností jsou obzvláště užitečné když vytváříme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Obrázek <text:sequence text:ref-name="refFigure16" text:name="Figure" text:formula="ooow:Figure+1" style:num-format="1">17</text:sequence>: <text:span text:style-name="T92">Karta Uživatelské rozhraní v dialogovém okně Možnosti PDF</text:span></text:p></draw:text-box></draw:frame></text:p>
      <text:p text:style-name="P48">Sekce <text:span text:style-name="T117">N</text:span>astavení okna</text:p>
      <text:list xml:id="list412515155" text:style-name="List_20_1">
        <text:list-item text:start-value="1">
          <text:p text:style-name="P107"><text:span text:style-name="Strong_20_Emphasis">Změnit velikost okna podle úvodní stránk</text:span><text:span text:style-name="Strong_20_Emphasis"><text:span text:style-name="T114">y</text:span></text:span><text:span text:style-name="Strong_20_Emphasis">:</text:span> Způsobí, že velikost okna PDF prohlížeče se přizpůsobí velikosti strany PDF souboru.</text:p>
        </text:list-item>
        <text:list-item>
          <text:p text:style-name="P107"><text:span text:style-name="Strong_20_Emphasis">Vystředit okno na obrazovce:</text:span> Způsobí, že okno prohlížeče PDF bude na obrazovce počítače vycentrované.</text:p>
        </text:list-item>
        <text:list-item>
          <text:p text:style-name="P107"><text:span text:style-name="Strong_20_Emphasis">Otevřít v režimu na celou obrazovku:</text:span> Způsobí, že prohlížeč stranu zobrazí na celou obrazovku namísto zobrazení v menším okně.</text:p>
        </text:list-item>
      </text:list>
      <text:list xml:id="list1925461149" text:style-name="List_20_1">
        <text:list-item>
          <text:p text:style-name="P107"><text:soft-page-break/><text:span text:style-name="Strong_20_Emphasis">Zobrazit název dokumentu:</text:span> Způsobí, že prohlížeč PDF zobrazí název dokumentu v záhlaví.</text:p>
        </text:list-item>
      </text:list>
      <text:p text:style-name="P48">Sekce <text:span text:style-name="T117">N</text:span>astavení <text:span text:style-name="T117">u</text:span>živatelského rozhraní</text:p>
      <text:list xml:id="list1448383916" text:style-name="List_20_1">
        <text:list-item text:start-value="1">
          <text:p text:style-name="P107"><text:span text:style-name="Strong_20_Emphasis">Skrýt hlavní nabídku:</text:span> Způsobí, že v PDF prohlížeči se skryje hlavní nabídku.</text:p>
        </text:list-item>
        <text:list-item>
          <text:p text:style-name="P107"><text:span text:style-name="Strong_20_Emphasis">Skrýt nástrojovou lištu:</text:span> Způsobí, že v PDF prohlížeči se skryje nástrojová lišta.</text:p>
        </text:list-item>
        <text:list-item>
          <text:p text:style-name="P107"><text:span text:style-name="Strong_20_Emphasis">Skrýt ovládací prvky okna:</text:span> Způsobí, že v PDF prohlížeči se skryjí další ovládací prvky oken.</text:p>
        </text:list-item>
      </text:list>
      <text:p text:style-name="P48">Přechody</text:p>
      <text:p text:style-name="P50">V aplikaci Impress zobrazí přechody snímků jako jim odpovídající PDF efekty.</text:p>
      <text:p text:style-name="P48">Záložky</text:p>
      <text:p text:style-name="P50">Zde můžeme zvolit, kolik úrovní nadpisů se má zobrazit jako záložky, pokud je zaškrtnuta položka <text:span text:style-name="Strong_20_Emphasis">Exportovat záložky</text:span> na kartě <text:span text:style-name="Emphasis">Obecné</text:span> <text:span text:style-name="T58"/>.</text:p>
      <text:h text:style-name="P96" text:outline-level="3"><text:bookmark-start text:name="__RefHeading__171737_780470623"/>Karta Odkazy <text:span text:style-name="T77"/> v dialogovém okně Možnosti PDF<text:bookmark-end text:name="__RefHeading__171737_780470623"/></text:h>
      <text:p text:style-name="P71">Na kartě <text:span text:style-name="Emphasis">Odkazy</text:span> <text:span text:style-name="T29"/> <text:span text:style-name="T12">(obrázek </text:span><text:span text:style-name="T12"><text:sequence-ref text:reference-format="value" text:ref-name="refFigure17">18</text:sequence-ref></text:span><text:span text:style-name="T12">)</text:span> můžeme zvolit, jak se budou do PDF souboru exportovat odkazy.</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listů, zvolením této možnosti se tyto exportují jako „pojmenované cíle“, na které mohou webové stránky nebo PDF dokumenty odkazovat.</text:p>
      <text:p text:style-name="P48">Převést odkazy na dokumenty na odkazy na PDF</text:p>
      <text:p text:style-name="P50">Pokud jsme definovali odkazy na jiné dokumenty s OpenDocument příponami (např. .odt, .ods., .odp), po zaškrtnutí této volby LibreOffice v exportovaném dokumentu zkonvertuje tyto přípony souborů na .pdf.</text:p>
      <text:p text:style-name="P48">Exportovat URL relativně k souborovému systému</text:p>
      <text:p text:style-name="P50">Jestliže jsme definovali v dokumentu relativní odkazy, tato volba exportuje tyto odkazy do PDF souboru.</text:p>
      <text:p text:style-name="P48"><text:span text:style-name="T108">O</text:span>dkazy mezi dokumenty</text:p>
      <text:p text:style-name="P50">Definuje, jak se v exportovaném dokumentu chovají odkazy po klepnutí. Můžeme si vybrat z těchto alternativ:</text:p>
      <text:list xml:id="list3629433487" text:style-name="List_20_2">
        <text:list-item>
          <text:p text:style-name="P116"><text:span text:style-name="Strong_20_Emphasis">Výchozí režim:</text:span> S PDF odkazy bude zacházeno tak, jak je to specifikováno v operačním systému.</text:p>
        </text:list-item>
        <text:list-item>
          <text:p text:style-name="P116"><text:span text:style-name="Strong_20_Emphasis">Otevřít aplikací pro čtení PDF:</text:span> Stejný program, jako ten, který byl použit k zobrazení dokumentu, bude použit i na zobrazení dokumentu, na který se odkazuje.</text:p>
        </text:list-item>
        <text:list-item>
          <text:p text:style-name="P116"><text:span text:style-name="Strong_20_Emphasis">Otevřít v internetovém prohlížeči:</text:span> Na zobrazení odkazovaného dokumentu se použije výchozí webový prohlížeč.</text:p>
        </text:list-item>
      </text:list>
      <text:h text:style-name="P96" text:outline-level="3"><text:bookmark-start text:name="__RefHeading__171739_780470623"/><text:soft-page-break/><text:alphabetical-index-mark text:string-value="nastavení zabezpečení" text:key1="PDF"/>Karta Zabezpečení <text:span text:style-name="T77"/> v dialogovém okně Možnosti PDF<text:bookmark-end text:name="__RefHeading__171739_780470623"/></text:h>
      <text:p text:style-name="P4">Export ve formátu PDF zahrnuje i možnosti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Karta Bezpečnost dialogového okna Možnosti PDF</text:p></draw:text-box></draw:frame></text:p>
      <text:list xml:id="list113920335191345" text:continue-list="list1925461149" text:style-name="List_20_1">
        <text:list-item>
          <text:p text:style-name="P107">Pokud do pole Nastavit heslo pro otevře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103">Pokud zadáme heslo v poli Nastavit heslo pro oprávnění, soubor může otevřít kdokoliv, ale jeho oprávnění mohou být omezena. Viz obrázek <text:sequence-ref text:reference-format="value" text:ref-name="refFigure18">19</text:sequence-ref>. Po nastavení hesla pro nastavení oprávnění se na kartě Bezpečnost zpřístupní další možnosti nastavení.</text:p>
        </text:list-item>
        <text:list-item>
          <text:p text:style-name="P107">Při současném zadání hesla pro otevírání a hesla na nastavení oprávnění lze PDF soubor otevřít pouze po zadání správného hesla, přičemž oprávnění mohou být omezena.</text:p>
        </text:list-item>
      </text:list>
      <text:list xml:id="list113919964471421" text:continue-list="list113920108122376" text:style-name="Heading_20_Note">
        <text:list-item>
          <text:p text:style-name="Heading_20_Note">Poznámka</text:p>
        </text:list-item>
      </text:list>
      <text:p text:style-name="P36">Nastavení oprávnění jsou účinná pouze tehdy, pokud je respektuje uživatelův PDF prohlížeč.</text:p>
      <text:h text:style-name="P96" text:outline-level="3"><text:bookmark-start text:name="__RefHeading___Toc4609_1757746079"/>Karta Elektronické podpisy<text:span text:style-name="T77"> </text:span> v dialogovém okně Možnosti PDF<text:bookmark-end text:name="__RefHeading___Toc4609_1757746079"/></text:h>
      <text:p text:style-name="P4"><text:span text:style-name="T79">Tato </text:span><text:span text:style-name="T30">k</text:span><text:span text:style-name="T29">arta</text:span><text:span text:style-name="T79"> obsahuje volby, které se vztahují k exportu digitálně podepsaných PDF.</text:span></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Úložiště klíčů můžeme vybrat v <text:span text:style-name="Strong_20_Emphasis">Nástroje &gt; Možnosti &gt; LibreOffice &gt; Zabezpečení &gt; Certifikát </text:span><text:span text:style-name="T127">(pouze macOS a Linux)</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Obrázek <text:sequence text:ref-name="refFigure19" text:name="Figure" text:formula="ooow:Figure+1" style:num-format="1">20</text:sequence>: <text:span text:style-name="T93">Karta Elektronické podpisy v dialogovém okně Možnosti PDF</text:span></text:p></draw:text-box></draw:frame></text:p>
      <text:list xml:id="list113921067465508" text:continue-list="list113920042730425" text:style-name="List_20_1">
        <text:list-item>
          <text:p text:style-name="P107"><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me vyzváni k jeho zadání. Pokud používáme čipovou kartu chráněnou kódem PIN, budeme také vyzváni k zadání pinu.</text:p>
          <text:p text:style-name="P107">Vybereme certifikát, který chceme použít pro digitální podepsání exportovaného PDF a poté klepneme na <text:span text:style-name="Strong_20_Emphasis"><text:span text:style-name="T124">Podepsat</text:span></text:span>.</text:p>
          <text:p text:style-name="P107">Všechna další pole na kartě <text:span text:style-name="Emphasis">Elektronické podpisy</text:span> se zpřístupní po výběru certifikátu.</text:p>
        </text:list-item>
        <text:list-item>
          <text:p text:style-name="P107"><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107">Pokud používáme čipovou kartu, zadáme zde PIN. Některý software čipové karty nás znovu před podpisem vyzve k zadání kódu PIN.</text:p>
        </text:list-item>
        <text:list-item>
          <text:p text:style-name="P107"><text:span text:style-name="Strong_20_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107"><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107">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87" text:outline-level="1"><text:bookmark-start text:name="__RefHeading___Toc2896_3370213655"/>Export do formátu EPUB <text:span text:style-name="T14">(pouze Writer)</text:span><text:bookmark-end text:name="__RefHeading___Toc2896_3370213655"/></text:h>
      <text:p text:style-name="Text_20_body">Formát EPUB je stále populárnější, protože se na trhu objevily mobilní zařízení, jako jsou smartphony, tablety a čtečky<text:span text:style-name="T61"/>. Formát EPUB je implementován jako archivní soubor sestávající z <text:a xlink:type="simple" xlink:href="https://en.wikipedia.org/wiki/HTML" text:style-name="Internet_20_link" text:visited-style-name="Visited_20_Internet_20_Link">HTML</text:a> souborů nesoucích obsah, spolu s obrázky a dalšími podpůrnými soubory. <text:span text:style-name="T14">Writer umí exportovat soubor do formátu EPUB.</text:span></text:p>
      <text:h text:style-name="Heading_20_2" text:outline-level="2"><text:bookmark-start text:name="__RefHeading___Toc3025_3370213655"/><text:soft-page-break/>Rychlý export do EPUB<text:bookmark-end text:name="__RefHeading___Toc3025_3370213655"/></text:h>
      <text:p text:style-name="P11"><text:span text:style-name="T11">Vybereme </text:span><text:span text:style-name="Strong_20_Emphasis"><text:span text:style-name="T11">Soubor &gt; Exportovat jako &gt; </text:span></text:span><text:alphabetical-index-mark text:string-value="exportovat přímo jako PDF"/><text:span text:style-name="Strong_20_Emphasis"><text:span text:style-name="T11">Přímý export do EPUB</text:span></text:span><text:span text:style-name="T11"> a vyexportujeme celý dokument pomocí nastavení EPUB, které jsme naposledy vybrali v dialogovém okně </text:span><text:span text:style-name="T16">E</text:span><text:span text:style-name="T17">xportovat EPUB</text:span><text:span text:style-name="T11"> (viz níže). Budeme vyzváni k zadání názvu souboru </text:span><text:span text:style-name="T16">E</text:span><text:span text:style-name="T17">PUB</text:span><text:span text:style-name="T11"> a jeho umístění, nebudeme však moci zvolit jiné možnosti.</text:span></text:p>
      <text:h text:style-name="Heading_20_2" text:outline-level="2"><text:bookmark-start text:name="__RefHeading___Toc3027_3370213655"/><text:span text:style-name="T108">Ovládání e</text:span>xportu do EPUB<text:bookmark-end text:name="__RefHeading___Toc3027_3370213655"/></text:h>
      <text:p text:style-name="P15">Pokud chceme vlastnosti exportovaného EPUB dokumentu ovlivnit, zvolíme  <text:span text:style-name="Strong_20_Emphasis">Soubor &gt; Exportovat </text:span><text:span text:style-name="Strong_20_Emphasis"><text:span text:style-name="T76">j</text:span></text:span><text:span text:style-name="Strong_20_Emphasis">ako &gt; Exportovat jako EPUB</text:span>. Otevře se dialogové okno Exportovat EPUB (obrázek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Obrázek <text:sequence text:ref-name="refFigure20" text:name="Figure" text:formula="ooow:Figure+1" style:num-format="1">21</text:sequence>: Dialogové okno Exportovat EPUB</text:p></draw:text-box></draw:frame></text:p>
      <text:p text:style-name="P75"><text:span text:style-name="T10">Dialogové okno Exportovat EPUB </text:span><text:span text:style-name="T39">má následující pole</text:span><text:span text:style-name="T10">:</text:span></text:p>
      <text:p text:style-name="Definition_20_Term">Verze</text:p>
      <text:p text:style-name="Text_20_body_20_indent"><text:span text:style-name="T95">Z</text:span>volíme verzi EPUB exportovaného souboru. Hodnoty jsou EPUB 2.0 a EPUB 3.0.</text:p>
      <text:p text:style-name="Definition_20_Term">Způsob členění</text:p>
      <text:p text:style-name="Text_20_body_20_indent">Vybereme metodu pro z<text:span text:style-name="T49">ačátek nové sekce</text:span>. <text:span text:style-name="T49">Zvolíme</text:span> <text:span text:style-name="Strong_20_Emphasis"><text:span text:style-name="T95">N</text:span></text:span><text:span text:style-name="Strong_20_Emphasis">adpis</text:span> <text:span text:style-name="T49">pro</text:span> z<text:span text:style-name="T49">ačátek sekce na n</text:span>adpisu <text:span text:style-name="T112">podle číslování kapitol dokumentu.</text:span> <text:span text:style-name="T49">Zvolíme</text:span> <text:span text:style-name="Strong_20_Emphasis"><text:span text:style-name="T95">Z</text:span></text:span><text:span text:style-name="Strong_20_Emphasis">alomení </text:span><text:span text:style-name="Strong_20_Emphasis"><text:span text:style-name="T117">stránky</text:span></text:span><text:span text:style-name="T94"> </text:span><text:span text:style-name="T49">pro</text:span> <text:span text:style-name="T49">začátek </text:span><text:span text:style-name="T59"/><text:span text:style-name="T49"> sekce na zalomení stránky.</text:span></text:p>
      <text:p text:style-name="Definition_20_Term">Způsob <text:span text:style-name="T112">r</text:span>ozvržení</text:p>
      <text:p text:style-name="Text_20_body_20_indent">Vybereme <text:span text:style-name="Strong_20_Emphasis">Přizpůsobující se</text:span>, aby se zobrazení obsahu <text:span text:style-name="T49">přizpůsobilo</text:span> velikosti obrazovky <text:span text:style-name="T112">a volbě uživatele (takže velikost stránky nebo obsah záhlaví a zápatí se neexportují). Zvolíme</text:span> <text:span text:style-name="Strong_20_Emphasis">Neměnné</text:span>, aby se rozvržení e-knihy neměnilo za žádných okolností.</text:p>
      <text:p text:style-name="Definition_20_Term">Přizpůsobit<text:span text:style-name="T94"/><text:span text:style-name="T133"> -</text:span> <text:span text:style-name="T133">O</text:span>brázek na obálce</text:p>
      <text:p text:style-name="Text_20_body_20_indent">Cesta k souboru s obrázkem <text:span text:style-name="T112"/> pro <text:span text:style-name="T49">obálku</text:span>. Pokud není zadán žádný obrázek, použije soubor EPUB automaticky jakýkoli obrázek s názvem jako cover.gif, cover.jpg, cover.png<text:change-start text:change-id="ct1972589412672"/><text:change-end text:change-id="ct1972589412672"/> nebo cover.svg. <text:span text:style-name="T49">Vlastní obrázek na obálku se vloží do souboru EPUB.</text:span></text:p>
      <text:p text:style-name="Definition_20_Term"><text:soft-page-break/>Přizpůsobit<text:span text:style-name="T94"/><text:span text:style-name="T133"> - A</text:span>dresář s multimédii</text:p>
      <text:p text:style-name="Text_20_body_20_indent">Cesta k volitelnému adresáři pro obrázek na obálku, metadata a multimediální soubory. <text:span text:style-name="T112">Pokud není zadán žádný adresář,</text:span> exportní program hledá vlastní média a vlastní metadata v aktuálním adresáři dokumentů ve složce se stejným názvem <text:change text:change-id="ct1972589408832"/><text:change-start text:change-id="ct1972589416752"/><text:span text:style-name="T59">jako</text:span><text:change-end text:change-id="ct1972589416752"/> je název souboru.</text:p>
      <text:p text:style-name="Definition_20_Term">Metadata</text:p>
      <text:p text:style-name="Text_20_body_20_indent">Základní informace o souboru, který poskytuje značky pro vyhledávání. Tato pole poskytují další šanci upravit metadata, která jsou ve výchozím nastavení nastavena v <text:span text:style-name="Strong_20_Emphasis">Soubor </text:span><text:span text:style-name="Strong_20_Emphasis"><text:span text:style-name="T94">&gt;</text:span></text:span><text:span text:style-name="Strong_20_Emphasis"> Možnosti</text:span> ve Writeru.</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text:span text:style-name="T128">(není dostupné v Math) </text:span>.</text:p>
      <text:p text:style-name="P4">Pomocí LibreOffice můžeme exportovat soubory do formátu XHTML. Kromě toho programy Draw a Impress umožňují exportovat do formátu Adobe <text:alphabetical-index-mark-start text:id="IMark1972764698680" text:key1="exporting"/> Flash <text:alphabetical-index-mark-end text:id="IMark1972764698680"/> (SWF) a řadu dalších obrazových formátů.</text:p>
      <text:p text:style-name="P4">Pokud chceme exportovat do jednoho z těchto formátů, použijeme položku hlavní nabídky <text:span text:style-name="Strong_20_Emphasis">Soubor &gt; Exportovat</text:span>. V dialogovém okně Exportovat zadáme název souboru exportovaného dokumentu, zvolíme požadovaný formát v seznamu <text:span text:style-name="Strong_20_Emphasis"><text:span text:style-name="T128">Uložit jako typ</text:span></text:span><text:span text:style-name="T128"> nebo</text:span> <text:span text:style-name="Strong_20_Emphasis">formát souboru</text:span> <text:span text:style-name="T130">(macOS) </text:span>a klepneme na tlačítko <text:span text:style-name="Strong_20_Emphasis"><text:span text:style-name="T128">Uložit</text:span></text:span><text:span text:style-name="T128"> nebo</text:span> <text:span text:style-name="Strong_20_Emphasis">Exportovat</text:span> <text:span text:style-name="T130">(macOS) </text:span>.</text:p>
      <text:h text:style-name="P86" text:outline-level="1"><text:bookmark-start text:name="__RefHeading__171743_780470623"/>Odesílání dokumentů e-mailem<text:bookmark-end text:name="__RefHeading__171743_780470623"/></text:h>
      <text:p text:style-name="P4">LibreOffice nabízí několik způsobů, jak rychle a snadno odesílat dokumenty jako <text:alphabetical-index-mark text:string-value="dokument aplikace Writer jako příloha" text:key1="odesílání elektornickou poštou"/> přílohu poštovní zprávy, a to v jednom ze tří formátů: OpenDocument (výchozí formát LibreOffice), formát Microsoft Office nebo PDF.</text:p>
      <text:list xml:id="list113920037268005" text:continue-list="list113919964471421" text:style-name="Heading_20_Note">
        <text:list-item>
          <text:p text:style-name="Heading_20_Note">Poznámka</text:p>
        </text:list-item>
      </text:list>
      <text:p text:style-name="P36">Na Linuxu <text:span text:style-name="T26">nebo macOS</text:span> mohou být dokumenty odeslány z nabídky LibreOffice pouze pokud byl nastaven e-mailový program v <text:span text:style-name="Strong_20_Emphasis">Nástroje &gt; Možnosti &gt; Internet &gt; Email</text:span>. Na Windows používá LibreOffice <text:span text:style-name="T28">výchozí e-mailový program</text:span>.</text:p>
      <text:p text:style-name="P51">Pokud chceme <text:alphabetical-index-mark text:string-value="odeslat dokument jako e-mail"/> odeslat aktuální dokument ve formátu OpenDocument:</text:p>
      <text:list xml:id="list676298238" text:style-name="Numbering_20_1">
        <text:list-item text:start-value="1">
          <text:p text:style-name="P122">Zvolíme <text:span text:style-name="Strong_20_Emphasis">Soubor &gt; Odeslat &gt; </text:span><text:span text:style-name="Strong_20_Emphasis"><text:span text:style-name="T74">Odeslat dokument e-mailem</text:span></text:span><text:span text:style-name="Strong_20_Emphasis"/>. LibreOffice otevře výchozí e-mailový program. Dokument je přiložen <text:span text:style-name="T74">do nového e-mailu</text:span>.</text:p>
        </text:list-item>
        <text:list-item>
          <text:p text:style-name="P122">Ve svém e-mailovém programu zadáme příjemce, předmět a text, který chcete přidat, a potom zprávu odešleme.</text:p>
        </text:list-item>
      </text:list>
      <text:p text:style-name="P4"><text:span text:style-name="Strong_20_Emphasis">Soubor &gt; Odeslat &gt; E-mailem jako formát OpenDocument [Text</text:span>,<text:span text:style-name="Strong_20_Emphasis"> Sešit] </text:span>mají stejný účinek <text:span text:style-name="T128">ve Writeru nebo Calcu</text:span>.</text:p>
      <text:p text:style-name="P14">Pokud zvolíme <text:span text:style-name="Strong_20_Emphasis">E-mailem jako formát Microsoft [Word, Excel]</text:span> <text:span text:style-name="T128">ve Writeru nebo Calcu</text:span>, LibreOffice nejdříve vytvoří soubor v jednom z těchto formátů, a potom otevře poštovní program, přičemž soubor bude připojen jako příloha <text:span text:style-name="T74">nového e-mailu</text:span>.</text:p>
      <text:p text:style-name="P14">Podobně, pokud zvolíme <text:span text:style-name="Strong_20_Emphasis">E-mailem jako PDF</text:span>, LibreOffice nejdřív vytvoří PDF soubor a použije výchozí nastavení PDF (jako při použití funkce <text:span text:style-name="Strong_20_Emphasis">Přímý export do PDF</text:span> <text:span text:style-name="T59"/>) a poté otevře poštovní program, přičemž soubor bude připojen jako příloha <text:span text:style-name="T74">do nové zprávy</text:span>.</text:p>
      <text:h text:style-name="P91" text:outline-level="2"><text:bookmark-start text:name="__RefHeading__171745_780470623"/>Odesílání dokumentů <text:alphabetical-index-mark text:string-value="více příjemců" text:key1="odesílání elektornickou poštou"/>více příjemcům<text:bookmark-end text:name="__RefHeading__171745_780470623"/></text:h>
      <text:p text:style-name="P4">Pro odeslání dokumentu více příjemcům můžeme využít funkce v našem poštovním programu a nebo můžeme použít nástroj hromadné korespondence v <text:span text:style-name="T80">LibreOffice </text:span><text:span text:style-name="T31">Writer</text:span>, abychom vytvořili dokument a odeslali jej. Více informací se nachází v kapitole <text:span text:style-name="T75">14</text:span> - Hromadná korespondence v příručce <text:span text:style-name="Emphasis">Writer Guide</text:span>.</text:p>
      <text:h text:style-name="P86" text:outline-level="1"><text:bookmark-start text:name="__RefHeading__171747_780470623"/><text:soft-page-break/>Elektronické podepisování dokumentů<text:bookmark-end text:name="__RefHeading__171747_780470623"/></text:h>
      <text:p text:style-name="P4">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text:alphabetical-index-mark text:string-value="elektronický podpis"/>se vypočte kontrolní součet z dokumentu a osobního klíče. Tento kontrolní součet a v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4">Podrobnější popis, jak získat a spravovat certifikát a jak ověřit podpis, se nachází v části „P<text:span text:style-name="T48">oužití</text:span> elektronických podpisů” v nápovědě LibreOffice.</text:p>
      <text:h text:style-name="P93" text:outline-level="2"><text:bookmark-start text:name="__RefHeading___Toc2903_327895841"/>Použití <text:span text:style-name="T111"/>elektronického podpisu<text:bookmark-end text:name="__RefHeading___Toc2903_327895841"/></text:h>
      <text:p text:style-name="P54">Následující postup je příkladem elektronického podepisování dokumentu. Skutečný postup závisí na nastavení počítače a operačním systému počítače.</text:p>
      <text:list xml:id="list113919983898994" text:continue-list="list113919695510498" text:style-name="Numbering_20_1">
        <text:list-item text:start-value="1">
          <text:p text:style-name="P121">Zvolíme <text:span text:style-name="Strong_20_Emphasis">Soubor &gt; Elektronické podpisy &gt; Elektronické podpisy</text:span>.</text:p>
        </text:list-item>
      </text:list>
      <text:list xml:id="list113920651910694" text:continue-list="list3629433487" text:style-name="List_20_2">
        <text:list-item>
          <text:p text:style-name="List_20_2">Pokud jsme nastavili LibreOffice, aby nás varoval, když dokument obsahuje komentáře (viz „<text:bookmark-ref text:reference-format="text" text:ref-name="__RefHeading__9455_1957009194">Odstranění osobních dat</text:bookmark-ref>” <text:span text:style-name="T47">na straně </text:span><text:span text:style-name="T47"><text:bookmark-ref text:reference-format="page" text:ref-name="__RefHeading__9455_1957009194">27</text:bookmark-ref></text:span>), může se zobrazit okno s dotazem, zda chceme pokračovat v podepisování dokumentu. Pro pokračování <text:span text:style-name="T129">klepneme na </text:span><text:span text:style-name="Strong_20_Emphasis"><text:span text:style-name="T129">Ano</text:span></text:span><text:span text:style-name="T129">.</text:span></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epneme na <text:span text:style-name="Strong_20_Emphasis">Podepsat dokument</text:span>, čímž do dokumentu přidáme svůj veřejný klíč.</text:p>
        </text:list-item>
        <text:list-item>
          <text:p text:style-name="P122">V dialogovém okně Vybrat certifikát zvolíme certifikát a klepneme na tlačítko <text:span text:style-name="Strong_20_Emphasis"><text:span text:style-name="T125">Podepsat</text:span></text:span>, čímž se vrátíme do okna Elektronické podpisy.</text:p>
          <text:p text:style-name="P122">Použitý certifikát se zobrazí v okně s ikonou vedle názvu. Tato ikona indikuje stav elektronického podpisu.</text:p>
        </text:list-item>
        <text:list-item>
          <text:p text:style-name="P122">Na závěr klepneme na tlačítko <text:span text:style-name="Strong_20_Emphasis">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Obrázek <text:sequence text:ref-name="refFigure21" text:name="Figure" text:formula="ooow:Figure+1" style:num-format="1">22</text:sequence>: Podpisy dokumentu</text:p></draw:text-box></draw:frame></text:p>
      <text:p text:style-name="P7">Pokud klepneme na tlačítko <text:span text:style-name="Strong_20_Emphasis">Podepsat dokument</text:span>, dialogové okno (obrázek <text:sequence-ref text:reference-format="value" text:ref-name="refFigure22">23</text:sequence-ref>) pro výběr certifikátů <text:span text:style-name="T129">z</text:span>obrazí dotaz na volitelný popis.</text:p>
      <text:p text:style-name="P7">Změna hodnoty existujícího popisu zruší platnost podpisu.</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Obrázek <text:sequence text:ref-name="refFigure22" text:name="Figure" text:formula="ooow:Figure+1" style:num-format="1">23</text:sequence>: Podpisy mohou mít popis</text:p></draw:text-box></draw:frame></text:p>
      <text:h text:style-name="P93" text:outline-level="2"><text:bookmark-start text:name="__RefHeading___Toc2905_327895841"/><text:soft-page-break/>Vícenásobné podepisování jedním podpisem<text:bookmark-end text:name="__RefHeading___Toc2905_327895841"/></text:h>
      <text:p text:style-name="P8">LibreOffice poskytuje <text:span text:style-name="T117">pole pro </text:span>popis podpisu, takže je povoleno více podpisů od stejného autora, protože každý podpis může mít jiný význam.</text:p>
      <text:p text:style-name="P128">Pokud vybereme <text:span text:style-name="Strong_20_Emphasis">Soubor &gt; Elektronické podpisy &gt; Elektronické podpisy</text:span>, dialogové okno (obrázek <text:sequence-ref text:reference-format="value" text:ref-name="refFigure21">22</text:sequence-ref>) zobrazí existující podpisy společně s jejich popisy (pokud nějaké mají).</text:p>
      <text:h text:style-name="Heading_20_2" text:outline-level="2"><text:bookmark-start text:name="__RefHeading___Toc8176_3522957921"/>Vkládání podpisového řádku <text:span text:style-name="T81">(Writer a Calc)</text:span><text:bookmark-end text:name="__RefHeading___Toc8176_3522957921"/></text:h>
      <text:p text:style-name="P25"><text:span text:style-name="T32">M</text:span><text:span text:style-name="T81">ůžeme vytvářet grafické pole představující podpisový řádek pomocí </text:span><text:span text:style-name="Strong_20_Emphasis"><text:span text:style-name="T81">Vložit &gt; Podpisový řádek</text:span></text:span><text:span text:style-name="T81"> (viz obrázek </text:span><text:span text:style-name="T81"><text:sequence-ref text:reference-format="value" text:ref-name="refFigure23">24</text:sequence-ref></text:span><text:span text:style-name="T81">) a  </text:span><text:span text:style-name="T32">v</text:span><text:span text:style-name="T33">olitelně</text:span><text:span text:style-name="T81"> můžeme podepsat podpisový řádek elektronickým podpisem.</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Obrázek <text:sequence text:ref-name="refFigure24" text:name="Figure" text:formula="ooow:Figure+1" style:num-format="1">25</text:sequence>: Podpisový řádek</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me chtít zajistit, aby osobní údaje, verze textu, poznámky, skryté informace nebo zaznamenané změny byly před odesláním jiným lidem nebo před uložením do souboru PDF z dokumentu odstraněny.</text:p>
      <text:p text:style-name="P4">V položce <text:span text:style-name="Strong_20_Emphasis">Nástroje &gt; Možnosti &gt; LibreOffice &gt; Zabezpečení &gt; Možnosti</text:span> můžeme nastavit, aby nás LibreOffice upozornil, když soubory obsahují určité informace a aby <text:span text:style-name="T68">automaticky </text:span>při ukládání odstranil osobní informace.</text:p>
      <text:p text:style-name="P4">Pokud chceme odstranit osobní a některé další údaje ze souboru, přejdeme na <text:span text:style-name="Strong_20_Emphasis">Soubor &gt; Vlastnosti</text:span>. Na kartě <text:span text:style-name="Emphasis">Obecné</text:span> zrušíme zaškrtnutí políčka <text:span text:style-name="Strong_20_Emphasis">Použít informace o uživateli</text:span> a potom klep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Pokud chceme odstranit informace o verzích, buď  přejdeme do <text:span text:style-name="Strong_20_Emphasis">Soubor &gt; Verze</text:span>, v seznamu zvolíme požadované verze a klepneme na tlačítko <text:span text:style-name="Strong_20_Emphasis">Smazat</text:span>; nebo pomocí <text:span text:style-name="Strong_20_Emphasis">Soubor &gt; Uložit jako</text:span> soubor uložíme s jiným názvem.<text:bookmark-end text:name="__RefHeading__5648_15665686447"/></text:p>
      <text:h text:style-name="Heading_20_1" text:outline-level="1"><text:bookmark-start text:name="__RefHeading___Toc217085_2332601062"/>Redakční úprava <text:span text:style-name="T129">(Writer, Calc a Impress)</text:span><text:bookmark-end text:name="__RefHeading___Toc217085_2332601062"/></text:h>
      <text:p text:style-name="Text_20_body"><text:span text:style-name="T52">D</text:span>okumenty můžeme redakčně upravit, abychom odstranili nebo skryli citlivé informace <text:span text:style-name="T109">a</text:span> umožnili selektivní zpřístupnění informací v dokumentu při zachování ostatních částí dokumentu v tajnosti. Například když je dokument použit v soudním řízení, informace, které nejsou konkrétně relevantní pro daný případ, se často redigují.</text:p>
      <text:p text:style-name="Text_20_body">Pokud chceme dokument redakčně upravit:</text:p>
      <text:list xml:id="list113920363280263" text:continue-list="list113920555751747" text:style-name="Numbering_20_1">
        <text:list-item text:start-value="1">
          <text:p text:style-name="Numbering_20_1">Otevřeme <text:span text:style-name="T19"/> dokument v LibreOffice.</text:p>
        </text:list-item>
        <text:list-item>
          <text:p text:style-name="Numbering_20_1">V hlavní nabídce klepneme na <text:span text:style-name="Strong_20_Emphasis">Nástroje </text:span><text:span text:style-name="Strong_20_Emphasis"><text:span text:style-name="T65">&gt;</text:span></text:span><text:span text:style-name="Strong_20_Emphasis"> Redakčně upravit</text:span> <text:span text:style-name="T19"/><text:span text:style-name="T65"/> <text:span text:style-name="T65"/> a počkáme až <text:span text:style-name="T19"/> se dokument připraví na redakční úpravu a přenese se do Draw. <text:span text:style-name="T66">Nástrojová lišta Redakční úprava (obrázek </text:span><text:span text:style-name="T66"><text:sequence-ref text:reference-format="value" text:ref-name="refFigure25">26</text:sequence-ref></text:span><text:span text:style-name="T66">) se otevře.</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13920737637163" text:continue-numbering="true" text:style-name="Numbering_20_1">
        <text:list-item>
          <text:p text:style-name="Numbering_20_1">Upravíme dokument pomocí nástrojů <text:span text:style-name="Strong_20_Emphasis">Úprava obdélníkem</text:span> a <text:span text:style-name="Strong_20_Emphasis">Úprava od ruky</text:span> na nástrojové liště Redakční úprava<text:span text:style-name="T117"/>. <text:span text:style-name="T65">Tvary </text:span>budou průhledné a <text:span text:style-name="T130">šedé barvy</text:span>, takže <text:span text:style-name="T19"/> můžeme vidět co<text:span text:style-name="T19"/> upravujeme.</text:p>
        </text:list-item>
        <text:list-item>
          <text:p text:style-name="P124"><text:span text:style-name="T66">Volitelně použijeme nástroj </text:span><text:span text:style-name="Strong_20_Emphasis">Přímý export do PDF</text:span><text:span text:style-name="T20"/>, čímž <text:span text:style-name="T66">v</text:span>ytvoříme neupravenou verzi dokumentu v PDF, kterou <text:span text:style-name="T20">použijeme</text:span> jako doslovnou kopii pro kontrolu. <text:span text:style-name="T67">Upravené položky budou v průhledné šedé.</text:span></text:p>
        </text:list-item>
        <text:list-item>
          <text:p text:style-name="Numbering_20_1"><text:span text:style-name="T20">Pro dokončení úprav z</text:span><text:span text:style-name="T19">volíme</text:span> vybranou volbu <text:span text:style-name="T65">(černá nebo bílá) </text:span>v nástroji <text:span text:style-name="Strong_20_Emphasis">Export upraveného</text:span>. <text:span text:style-name="T65">Průhledné šedé tvary jsou převedeny na neprůhledné černé nebo bílé tvary a dokument je exportován jako</text:span> PDF převedené na pixely. V něm nebude žádný volitelný text a upravený obsah nebude existovat.</text:p>
        </text:list-item>
      </text:list>
      <text:h text:style-name="P94" text:outline-level="2"><text:bookmark-start text:name="__RefHeading___Toc11453_3439127927"/>Automatická redakční úprava<text:bookmark-end text:name="__RefHeading___Toc11453_3439127927"/></text:h>
      <text:p text:style-name="P24">Chceme-li částečně automatizovat proces redigování, můžeme definovat určitá slova (například jména), která mají být redigována, kdekoli jsou v dokumentu nalezena. V hlavní nabídce <text:span text:style-name="T110">zvolíme </text:span><text:span text:style-name="Strong_20_Emphasis"><text:span text:style-name="T110">Nástroje &gt; Automaticky redakčně upravit</text:span></text:span><text:span text:style-name="T110"> a otevře se dialogové okno Automatická redakční úprava (obrázek </text:span><text:span text:style-name="T110"><text:sequence-ref text:reference-format="value" text:ref-name="refFigure26">27</text:sequence-ref></text:span><text:span text:style-name="T110">). Zde můžete načíst seznam termínů (cílů), přidat cíle, odstranit cíle, upravit cíle a uložit seznam cílů.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Obrázek <text:sequence text:ref-name="refFigure26" text:name="Figure" text:formula="ooow:Figure+1" style:num-format="1">27</text:sequence>: Dialogové okno Automatická <text:span text:style-name="T134">r</text:span>edakční úprava</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matická redakční úprava</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matická redakční úprava</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0 Tisk, exportování, odesílání, podepisování</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0 Tisk, exportování, odesílání, podepisování</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Kapitola 10 Tisk, exportování, odesílání, podepisování</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